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5"><text:tab/>Địa chỉ: <text:span text:style-name="T2"><text:tab/></text:span><text:span text:style-name="T3">64-68 Hai Bà Trưng, Phườnng Bến Nghé, <text:tab/><text:tab/>Quận 1, Tp. HCM</text:span></text:p>
      <text:p text:style-name="P4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<text:soft-page-break/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29mm" fo:margin-bottom="8.31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7:42</dc:date>
    <meta:editing-duration>PT6H6M44S</meta:editing-duration>
    <meta:editing-cycles>155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00" meta:character-count="781" meta:non-whitespace-character-count="685"/>
  </office:meta>
</office:document-meta>
</file>